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abe8d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fo:font-style="normal" officeooo:rsid="049d7d9f" style:font-style-asian="normal" style:font-style-complex="normal"/>
    </style:style>
    <style:style style:name="T143" style:family="text">
      <style:text-properties fo:font-style="normal" officeooo:rsid="049e5571" style:font-style-asian="normal" style:font-style-complex="normal"/>
    </style:style>
    <style:style style:name="T144" style:family="text">
      <style:text-properties fo:font-style="normal" officeooo:rsid="049f2336" style:font-style-asian="normal" style:font-style-complex="normal"/>
    </style:style>
    <style:style style:name="T145" style:family="text">
      <style:text-properties fo:font-style="normal" officeooo:rsid="049fee0f" style:font-style-asian="normal" style:font-style-complex="normal"/>
    </style:style>
    <style:style style:name="T146" style:family="text">
      <style:text-properties fo:font-style="normal" officeooo:rsid="04a1a659" style:font-style-asian="normal" style:font-style-complex="normal"/>
    </style:style>
    <style:style style:name="T147" style:family="text">
      <style:text-properties fo:font-style="normal" officeooo:rsid="04a204b1" style:font-style-asian="normal" style:font-style-complex="normal"/>
    </style:style>
    <style:style style:name="T148" style:family="text">
      <style:text-properties fo:font-style="normal" officeooo:rsid="04a2ef1a" style:font-style-asian="normal" style:font-style-complex="normal"/>
    </style:style>
    <style:style style:name="T149" style:family="text">
      <style:text-properties fo:font-style="normal" officeooo:rsid="04a2f058" style:font-style-asian="normal" style:font-style-complex="normal"/>
    </style:style>
    <style:style style:name="T150" style:family="text">
      <style:text-properties fo:font-style="normal" officeooo:rsid="04a4d1ef" style:font-style-asian="normal" style:font-style-complex="normal"/>
    </style:style>
    <style:style style:name="T151" style:family="text">
      <style:text-properties fo:font-style="normal" officeooo:rsid="04a629c2" style:font-style-asian="normal" style:font-style-complex="normal"/>
    </style:style>
    <style:style style:name="T152" style:family="text">
      <style:text-properties fo:font-style="normal" officeooo:rsid="04a6f816" style:font-style-asian="normal" style:font-style-complex="normal"/>
    </style:style>
    <style:style style:name="T153" style:family="text">
      <style:text-properties fo:font-style="normal" officeooo:rsid="04a8bce9" style:font-style-asian="normal" style:font-style-complex="normal"/>
    </style:style>
    <style:style style:name="T154" style:family="text">
      <style:text-properties fo:font-style="normal" officeooo:rsid="04a90dd7" style:font-style-asian="normal" style:font-style-complex="normal"/>
    </style:style>
    <style:style style:name="T155" style:family="text">
      <style:text-properties fo:font-style="normal" officeooo:rsid="04a92b30" style:font-style-asian="normal" style:font-style-complex="normal"/>
    </style:style>
    <style:style style:name="T156" style:family="text">
      <style:text-properties fo:font-style="normal" officeooo:rsid="04aa103f" style:font-style-asian="normal" style:font-style-complex="normal"/>
    </style:style>
    <style:style style:name="T157" style:family="text">
      <style:text-properties fo:font-style="normal" officeooo:rsid="04aa4c85" style:font-style-asian="normal" style:font-style-complex="normal"/>
    </style:style>
    <style:style style:name="T158" style:family="text">
      <style:text-properties fo:font-style="normal" officeooo:rsid="04aa509a" style:font-style-asian="normal" style:font-style-complex="normal"/>
    </style:style>
    <style:style style:name="T159" style:family="text">
      <style:text-properties fo:font-style="normal" officeooo:rsid="04abe8da" style:font-style-asian="normal" style:font-style-complex="normal"/>
    </style:style>
    <style:style style:name="T160" style:family="text">
      <style:text-properties officeooo:rsid="000a14f6"/>
    </style:style>
    <style:style style:name="T161" style:family="text">
      <style:text-properties officeooo:rsid="005714b7"/>
    </style:style>
    <style:style style:name="T162" style:family="text">
      <style:text-properties officeooo:rsid="00880dbe"/>
    </style:style>
    <style:style style:name="T163" style:family="text">
      <style:text-properties officeooo:rsid="007c6d62"/>
    </style:style>
    <style:style style:name="T164" style:family="text">
      <style:text-properties officeooo:rsid="01e21ff5"/>
    </style:style>
    <style:style style:name="T165" style:family="text">
      <style:text-properties officeooo:rsid="0233449b"/>
    </style:style>
    <style:style style:name="T166" style:family="text">
      <style:text-properties officeooo:rsid="02317916"/>
    </style:style>
    <style:style style:name="T167" style:family="text">
      <style:text-properties officeooo:rsid="0063a409"/>
    </style:style>
    <style:style style:name="T168" style:family="text">
      <style:text-properties officeooo:rsid="034a2232"/>
    </style:style>
    <style:style style:name="T169" style:family="text">
      <style:text-properties officeooo:rsid="0387836c"/>
    </style:style>
    <style:style style:name="T170" style:family="text">
      <style:text-properties officeooo:rsid="03b4652d"/>
    </style:style>
    <style:style style:name="T171" style:family="text">
      <style:text-properties officeooo:rsid="03e46f2c"/>
    </style:style>
    <style:style style:name="T172" style:family="text">
      <style:text-properties officeooo:rsid="023d18e5"/>
    </style:style>
    <style:style style:name="T173" style:family="text">
      <style:text-properties officeooo:rsid="00836784"/>
    </style:style>
    <style:style style:name="T174" style:family="text">
      <style:text-properties officeooo:rsid="036e9576"/>
    </style:style>
    <style:style style:name="T175" style:family="text">
      <style:text-properties officeooo:rsid="041b89ea"/>
    </style:style>
    <style:style style:name="T176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170">Esser-</text:span>Skala, 201<text:span text:style-name="T171">9</text:span></text:p>
      <text:p text:style-name="P17"/>
      <text:p text:style-name="P17"/>
      <text:p text:style-name="P12">© 201<text:span text:style-name="T171">9</text:span> by Wolfgang <text:span text:style-name="T170">Esser-</text:span>Skala. This edition is licensed under the<text:span text:style-name="T168"><text:line-break/></text:span>Creative Commons Attribution<text:span text:style-name="T162">-NonCommercial-ShareAlike</text:span> 4.0 International License.<text:span text:style-name="T168"><text:line-break/></text:span>To view a copy of this license, visit http://creativecommons.org/licenses/by<text:span text:style-name="T163">-nc-sa</text:span>/4.0/.</text:p>
      <text:p text:style-name="P11"/>
      <text:p text:style-name="P13">Music engraving by LilyPond 2.18.0 (http://www.lilypond.org).<text:span text:style-name="T161"><text:line-break/>Front matter</text:span> typeset with EB Garamond (http://www.georgduffner.at/ebgaramond).</text:p>
      <text:p text:style-name="P17"/>
      <text:p text:style-name="P10">First <text:span text:style-name="T164">version</text:span>, <text:span text:style-name="T171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67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75">http://resolver.staatsbibliothek-berlin.de/SBB0000A77E00000000<text:line-break/><text:tab/></text:span>(siglum Mus.<text:span text:style-name="T175">ms. 23262</text:span>).</text:p>
      <text:p text:style-name="P2"/>
      <text:p text:style-name="P3">In general, this edition closely follows the <text:span text:style-name="T169">manuscript</text:span>. Any changes <text:span text:style-name="T160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172"> cor, horn; fl, flute; Ms, manuscript; ob, oboe; o</text:span>rg,<text:span text:style-name="T176"> </text:span>basses and organ; <text:span text:style-name="T172">r, rest;</text:span> S,<text:span text:style-name="T176"> </text:span>soprano; T<text:span text:style-name="T173">, </text:span>tenor; <text:span text:style-name="T174">vl</text:span>, violin;<text:span text:style-name="T174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42"><text:line-break/><text:tab/></text:span><text:span text:style-name="T146">7<text:tab/>vl 2<text:tab/>last sixteenth in Ms: a′16<text:line-break/></text:span><text:span text:style-name="T142"><text:tab/></text:span><text:span text:style-name="T146">8<text:tab/>vl 2<text:tab/>last sixteenth in Ms: a′16</text:span><text:span text:style-name="T148"><text:line-break/><text:tab/>12<text:tab/>vla<text:tab/>bar in Ms: fis′4.–fis′8–fis′4</text:span><text:span text:style-name="T149"><text:line-break/><text:tab/>23<text:tab/>vla<text:tab/>3rd quarter in Ms: a′16–g′16–fis′16–e′16</text:span><text:span text:style-name="T146"><text:line-break/><text:tab/></text:span><text:span text:style-name="T142">44<text:tab/>B<text:tab/>3rd quarter in Ms: g4</text:span><text:span text:style-name="T152"><text:line-break/><text:tab/>67<text:tab/>cor 2<text:tab/>1st quarter in Ms: a′4</text:span><text:span text:style-name="T150"><text:line-break/><text:tab/>67<text:tab/>vla<text:tab/>3rd quarter in Ms: fis′4</text:span><text:span text:style-name="T144"><text:line-break/><text:tab/></text:span><text:span text:style-name="T147">74<text:tab/>vl 2<text:tab/>grace note missing in Ms</text:span><text:span text:style-name="T151"><text:line-break/><text:tab/>85<text:tab/>vla<text:tab/>bar in Ms: e′4–r4–r4</text:span><text:span text:style-name="T147"><text:line-break/><text:tab/>1</text:span><text:span text:style-name="T145">13<text:tab/>vl 1, 2<text:tab/>last sixteenth in Ms: g′16<text:line-break/></text:span><text:soft-page-break/><text:span text:style-name="T145"><text:tab/></text:span><text:span text:style-name="T153">163<text:tab/>cor 1<text:tab/>1st quarter in Ms: g″4<text:line-break/><text:tab/></text:span><text:span text:style-name="T144">176<text:tab/>B<text:tab/>last sixteenth in Ms: b16</text:span><text:span text:style-name="T143"><text:line-break/><text:tab/>195<text:tab/>B<text:tab/>bar in Ms: B2–r4</text:span><text:span text:style-name="T154"><text:line-break/>2.5<text:tab/></text:span><text:span text:style-name="T155">–<text:tab/>org<text:tab/>bass figures missing in Ms</text:span><text:span text:style-name="T157"><text:line-break/><text:tab/>2<text:tab/>vl 2<text:tab/>grace note missing in Ms</text:span><text:span text:style-name="T156"><text:line-break/><text:tab/>23<text:tab/>A<text:tab/>7th eighth missing in Ms</text:span><text:span text:style-name="T155"><text:line-break/><text:tab/></text:span><text:span text:style-name="T154">28<text:tab/>org<text:tab/>1st eighth in Ms: d8</text:span><text:span text:style-name="T158"><text:line-break/><text:tab/>29<text:tab/>vl 2<text:tab/>3rd quarter in Ms: fis′4</text:span><text:span text:style-name="T159"><text:line-break/>2.6<text:tab/></text:span><text:span text:style-name="T155">–<text:tab/>org<text:tab/>bass figures missing in Ms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66">wolfgang</text:span> (at) <text:span text:style-name="T165">esser-skala</text:span>.at<text:span text:style-name="T166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170">Esser-</text:span>Skala</text:p>
      <text:p text:style-name="P23"><text:span text:style-name="T168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71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20T10:42:29.186085344</dc:date>
    <dc:creator>Wolfgang Skala</dc:creator>
    <meta:editing-duration>P12DT15H8M19S</meta:editing-duration>
    <meta:editing-cycles>1108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362" meta:character-count="6682" meta:non-whitespace-character-count="5244"/>
  </office:meta>
</office:document-meta>
</file>